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77.8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0.06pt solid #000000" fo:border-left="none" fo:border-right="none" fo:border-top="0.06pt solid #000000"/>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6pt solid #000000" fo:border-left="none" fo:border-right="0.06pt solid #000000" fo:border-top="0.06pt solid #000000"/>
    </style:style>
    <style:style style:name="ce10" style:family="table-cell" style:parent-style-name="Default" style:data-style-name="N11">
      <style:table-cell-properties fo:border-bottom="none" fo:border-left="none" fo:border-right="0.06pt solid #000000" fo:border-top="0.06pt solid #000000"/>
    </style:style>
    <style:style style:name="ce17" style:family="table-cell" style:parent-style-name="Default" style:data-style-name="N11">
      <style:table-cell-properties fo:border-bottom="0.06pt solid #000000" fo:border-left="none" fo:border-right="0.06pt solid #000000" fo:border-top="none"/>
    </style:style>
    <style:style style:name="ce1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 <text:a xlink:href="https://www.nasa.gov/audience/forstudents/9-12/features/what-is-dark-matter.html" xlink:type="simple">https://www.nasa.gov/audience/forstudents/9-12/features/what-is-dark-matter.html</text:a></text:p>
          </table:table-cell>
          <table:table-cell table:style-name="ce8" office:value-type="string" calcext:value-type="string">
            <text:p><text:s/>NASA Educational website</text:p>
          </table:table-cell>
          <table:table-cell table:style-name="ce8" office:value-type="string" calcext:value-type="string">
            <text:p>Article</text:p>
          </table:table-cell>
          <table:table-cell table:style-name="ce8" office:value-type="string" calcext:value-type="string">
            <text:p>NASA</text:p>
          </table:table-cell>
          <table:table-cell table:style-name="ce8" office:value-type="string" calcext:value-type="string">
            <text:p> the space between galaxies is filled with gas so hot, scientists cannot see it using visible light telescopes. The gas only can be seen as X-rays or gamma rays. Scientists look at that gas and measure how much there is between galaxies in clusters. By doing this, they discovered that there must be five times more material in the clusters than we can detect. The invisible matter that we can't detect is called "dark matter." The Swiss astronomer Fritz Zwicky first used the term "dark matter" in the 1930s. He studied the so-called Coma galaxy cluster and, specifically, how fast it revolves. Clusters are like merry-go-rounds: Their speed of revolution depends on the weight and position of the objects in the clusters, like the weight of the objects and their positions on a merry-go-round. The speed he measured implied the cluster had much more mass than the observable light suggested. </text:p>
            <text:p/>
            <text:p/>
          </table:table-cell>
          <table:table-cell table:style-name="ce8" office:value-type="string" calcext:value-type="string">
            <text:p>English</text:p>
          </table:table-cell>
          <table:table-cell table:style-name="ce8" office:value-type="string" calcext:value-type="string">
            <text:p><text:s/>The space between galaxies is filled with much more matter than scientist can observe, this big amount of matter existing is called Black Matter.</text:p>
          </table:table-cell>
          <table:table-cell table:style-name="ce8" office:value-type="string" calcext:value-type="string">
            <text:p><text:s/>English</text:p>
          </table:table-cell>
          <table:table-cell table:style-name="ce8" office:value-type="string" calcext:value-type="string">
            <text:p>Reliable</text:p>
          </table:table-cell>
          <table:table-cell table:style-name="ce8"/>
          <table:table-cell table:style-name="ce15" office:value-type="percentage" office:value="1" calcext:value-type="percentage">
            <text:p>100.00%</text:p>
          </table:table-cell>
          <table:table-cell table:number-columns-repeated="14"/>
        </table:table-row>
        <table:table-row table:style-name="ro1">
          <table:table-cell table:style-name="ce3" office:value-type="string" calcext:value-type="string">
            <text:p>http://www.space.com/20930-dark-matter.html</text:p>
          </table:table-cell>
          <table:table-cell table:style-name="ce6" office:value-type="string" calcext:value-type="string">
            <text:p><text:s/>website about science and astronomy</text:p>
          </table:table-cell>
          <table:table-cell table:style-name="ce13" office:value-type="string" calcext:value-type="string">
            <text:p>Article</text:p>
          </table:table-cell>
          <table:table-cell table:style-name="ce6" office:value-type="string" calcext:value-type="string">
            <text:p>space.com</text:p>
          </table:table-cell>
          <table:table-cell table:style-name="ce6" office:value-type="string" calcext:value-type="string">
            <text:p>Scientists calculate the mass of large objects in space by studying their motion. Astronomers examining spiral galaxies in the 1950s expected to see material in the center moving faster than on the outer edges. Instead, they found the stars in both locations traveled at the same velocity, indicating the galaxies contained more mass than could be seen. Studies of the gas within elliptical galaxies also indicated a need for more mass than found in visible objects. Clusters of galaxies would fly apart if the only mass they contained were visible to conventional astronomical measurements.</text:p>
          </table:table-cell>
          <table:table-cell table:style-name="ce6" office:value-type="string" calcext:value-type="string">
            <text:p>English</text:p>
          </table:table-cell>
          <table:table-cell table:style-name="ce6" office:value-type="string" calcext:value-type="string">
            <text:p><text:s/>The space between galaxies is filled with much more matter than scientist can observe, this big amount of matter existing is called Black Matter.</text:p>
          </table:table-cell>
          <table:table-cell table:style-name="ce6" office:value-type="string" calcext:value-type="string">
            <text:p><text:s/>English</text:p>
          </table:table-cell>
          <table:table-cell table:style-name="ce6" office:value-type="string" calcext:value-type="string">
            <text:p>Reliable</text:p>
          </table:table-cell>
          <table:table-cell table:style-name="ce6" office:value-type="string" calcext:value-type="string">
            <text:p>Nola Taylor Redd is a contributing writer for Space.com. She loves all things space and astronomy-related, and enjoys the opportunity to learn more. She has a Bachelor’s degree in English and Astrophysics from Agnes Scott college and served as an intern at Sky &amp; Telescope magazine</text:p>
          </table:table-cell>
          <table:table-cell table:style-name="ce10" office:value-type="percentage" office:value="0.8" calcext:value-type="percentage">
            <text:p>80.00%</text:p>
          </table:table-cell>
          <table:table-cell table:number-columns-repeated="14"/>
        </table:table-row>
        <table:table-row table:style-name="ro1">
          <table:table-cell table:style-name="ce7" office:value-type="string" calcext:value-type="string">
            <text:p><text:s/></text:p>
          </table:table-cell>
          <table:table-cell table:number-columns-repeated="5" table:style-name="ce12" office:value-type="string" calcext:value-type="string">
            <text:p><text:s/></text:p>
          </table:table-cell>
          <table:table-cell table:style-name="ce12" office:value-type="string" calcext:value-type="string">
            <text:p><text:s text:c="3"/></text:p>
          </table:table-cell>
          <table:table-cell table:number-columns-repeated="3" table:style-name="ce12" office:value-type="string" calcext:value-type="string">
            <text:p><text:s/></text:p>
          </table:table-cell>
          <table:table-cell table:style-name="ce17" office:value-type="string" calcext:value-type="string">
            <text:p><text:s/></text:p>
          </table:table-cell>
          <table:table-cell table:number-columns-repeated="14"/>
        </table:table-row>
        <table:table-row table:style-name="ro2">
          <table:table-cell table:style-name="ce4" office:value-type="string" calcext:value-type="string">
            <text:p> <text:a xlink:href="https://science.nasa.gov/astrophysics/focus-areas/what-is-dark-energy" xlink:type="simple">https://science.nasa.gov/astrophysics/focus-areas/what-is-dark-energy</text:a></text:p>
          </table:table-cell>
          <table:table-cell table:style-name="ce8" office:value-type="string" calcext:value-type="string">
            <text:p>NASA news about science website</text:p>
          </table:table-cell>
          <table:table-cell table:style-name="ce8" office:value-type="string" calcext:value-type="string">
            <text:p>Article</text:p>
          </table:table-cell>
          <table:table-cell table:style-name="ce8" office:value-type="string" calcext:value-type="string">
            <text:p>NASA</text:p>
          </table:table-cell>
          <table:table-cell table:style-name="ce8" office:value-type="string" calcext:value-type="string">
            <text:p> By fitting a theoretical model of the composition of the universe to the combined set of cosmological observations, scientists have come up with the composition that we described above, ~68% dark energy, ~27% dark matter, ~5% normal matter. What is dark matter?</text:p>
            <text:p/>
            <text:p>We are much more certain what dark matter is not than we are what it is. First, it is dark, meaning that it is not in the form of stars and planets that we see. Observations show that there is far too little visible matter in the universe to make up the 27% required by the observations. Second, it is not in the form of dark clouds of normal matter, matter made up of particles called baryons. We know this because we would be able to detect baryonic clouds by their absorption of radiation passing through them. Third, dark matter is not antimatter, because we do not see the unique gamma rays that are produced when antimatter annihilates with matter. Finally, we can rule out large galaxy-sized black holes on the basis of how many gravitational lenses we see. High concentrations of matter bend light passing near them from objects further away, but we do not see enough lensing events to suggest that such objects to make up the required 25% dark matter contribution.</text:p>
          </table:table-cell>
          <table:table-cell table:number-columns-repeated="3" table:style-name="ce8" office:value-type="string" calcext:value-type="string">
            <text:p><text:s/></text:p>
          </table:table-cell>
          <table:table-cell table:style-name="ce8" office:value-type="string" calcext:value-type="string">
            <text:p>Reliable</text:p>
          </table:table-cell>
          <table:table-cell table:style-name="ce8" office:value-type="string" calcext:value-type="string">
            <text:p><text:s/></text:p>
          </table:table-cell>
          <table:table-cell table:style-name="ce15"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number-columns-repeated="12"/>
          <table:table-cell table:style-name="ce19"/>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3">00/00/0000</text:date>, <text:time style:data-style-name="N2" text:time-value="19:01:11.37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3T07:56:50.410000000</dc:date>
    <meta:editing-duration>PT13H21M6S</meta:editing-duration>
    <meta:editing-cycles>9</meta:editing-cycles>
    <meta:generator>LibreOffice/5.3.2.2$Windows_x86 LibreOffice_project/6cd4f1ef626f15116896b1d8e1398b56da0d0ee1</meta:generator>
    <meta:document-statistic meta:table-count="1" meta:cell-count="61" meta:object-count="0"/>
  </office:meta>
</office:document-meta>
</file>